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154C5FA6CEA.png" manifest:media-type="image/png"/>
  <manifest:file-entry manifest:full-path="Pictures/100000010000041B00000150DE937D12.png" manifest:media-type="image/png"/>
  <manifest:file-entry manifest:full-path="Pictures/100000010000041A0000015379ED74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151cm" svg:x="1cm" svg:y="1cm">
          <draw:image xlink:href="Pictures/100000010000041A00000154C5FA6CE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073cm" svg:x="1cm" svg:y="7.177cm">
          <draw:image xlink:href="Pictures/100000010000041B00000150DE937D1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132cm" svg:x="1.001cm" svg:y="13.25cm">
          <draw:image xlink:href="Pictures/100000010000041A0000015379ED74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4T01:37:54.983000000</meta:creation-date>
    <dc:date>2024-04-16T18:51:18.353000000</dc:date>
    <meta:editing-duration>PT9M13S</meta:editing-duration>
    <meta:editing-cycles>2</meta:editing-cycles>
    <meta:generator>LibreOffice/24.2.2.2$Windows_X86_64 LibreOffice_project/d56cc158d8a96260b836f100ef4b4ef25d6f1a01</meta:generator>
    <meta:document-statistic meta:object-count="3"/>
  </office:meta>
</office:document-meta>
</file>